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oshiba Rupo Keyboard</text:p>
          </table:table-cell>
          <table:table-cell/>
          <table:table-cell office:value-type="string" calcext:value-type="string">
            <text:p>Alps Octogonal Linear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witch Number</text:p>
          </table:table-cell>
          <table:table-cell/>
          <table:table-cell office:value-type="string" calcext:value-type="string">
            <text:p>Legend/POS</text:p>
          </table:table-cell>
          <table:table-cell/>
          <table:table-cell office:value-type="string" calcext:value-type="string">
            <text:p>Chip Left</text:p>
          </table:table-cell>
          <table:table-cell office:value-type="string" calcext:value-type="string">
            <text:p>Pin ID Chip</text:p>
          </table:table-cell>
          <table:table-cell office:value-type="string" calcext:value-type="string">
            <text:p>Chip Right</text:p>
          </table:table-cell>
          <table:table-cell office:value-type="string" calcext:value-type="string">
            <text:p>Pin ID Chip</text:p>
          </table:table-cell>
          <table:table-cell/>
          <table:table-cell office:value-type="string" calcext:value-type="string">
            <text:p>Pin Row</text:p>
          </table:table-cell>
          <table:table-cell office:value-type="string" calcext:value-type="string">
            <text:p>Pin Column</text:p>
          </table:table-cell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Pin Firmware</text:p>
          </table:table-cell>
          <table:table-cell office:value-type="string" calcext:value-type="string">
            <text:p>Pin Physi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 AI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6 Pin 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6 Pin 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6 Pin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6 Pin 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6 Pin 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6 Pin 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6 Pin 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/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6 Pin 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/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7 Pin 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/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7 Pin 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/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IC7 Pin 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/>
          <table:table-cell office:value-type="string" calcext:value-type="string">
            <text:p>JP F11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7 Pin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/>
          <table:table-cell office:value-type="string" calcext:value-type="string">
            <text:p>JP F12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7 Pin 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7 Pin 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7 Pin 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C7 Pin 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C5 Pin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C5 Pin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IC5 Pin 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C5 Pin 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C5 Pi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C5 Pin 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C5 Pin 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C5 Pin 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/>
          <table:table-cell office:value-type="string" calcext:value-type="string">
            <text:p>Yen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/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/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37]+1" office:value-type="float" office:value="34" calcext:value-type="float">
            <text:p>34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/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/>
          <table:table-cell office:value-type="string" calcext:value-type="string">
            <text:p>Caps Lock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53]+1" office:value-type="float" office:value="50" calcext:value-type="float">
            <text:p>50</text:p>
          </table:table-cell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54]+1" office:value-type="float" office:value="51" calcext:value-type="float">
            <text:p>51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/>
          <table:table-cell office:value-type="string" calcext:value-type="string">
            <text:p>;;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57]+1" office:value-type="float" office:value="54" calcext:value-type="float">
            <text:p>54</text:p>
          </table:table-cell>
          <table:table-cell/>
          <table:table-cell office:value-type="string" calcext:value-type="string">
            <text:p>“’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58]+1" office:value-type="float" office:value="55" calcext:value-type="float">
            <text:p>55</text:p>
          </table:table-cell>
          <table:table-cell/>
          <table:table-cell office:value-type="string" calcext:value-type="string">
            <text:p>Left of Enter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/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0]+1" office:value-type="float" office:value="57" calcext:value-type="float">
            <text:p>57</text:p>
          </table:table-cell>
          <table:table-cell/>
          <table:table-cell office:value-type="string" calcext:value-type="string">
            <text:p>Lshift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62]+1" office:value-type="float" office:value="59" calcext:value-type="float">
            <text:p>5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71]+1" office:value-type="float" office:value="68" calcext:value-type="float">
            <text:p>68</text:p>
          </table:table-cell>
          <table:table-cell/>
          <table:table-cell office:value-type="string" calcext:value-type="string">
            <text:p>Tild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72]+1" office:value-type="float" office:value="69" calcext:value-type="float">
            <text:p>69</text:p>
          </table:table-cell>
          <table:table-cell/>
          <table:table-cell office:value-type="string" calcext:value-type="string">
            <text:p>Rshift A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/>
          <table:table-cell office:value-type="string" calcext:value-type="string">
            <text:p>Rshift B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/>
          <table:table-cell office:value-type="string" calcext:value-type="string">
            <text:p>JP Blue 1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/>
          <table:table-cell office:value-type="string" calcext:value-type="string">
            <text:p>JP Green 2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/>
          <table:table-cell office:value-type="string" calcext:value-type="string">
            <text:p>JP Yellow 3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/>
          <table:table-cell office:value-type="string" calcext:value-type="string">
            <text:p>Space 1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/>
          <table:table-cell office:value-type="string" calcext:value-type="string">
            <text:p>Space 2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/>
          <table:table-cell office:value-type="string" calcext:value-type="string">
            <text:p>Space 3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/>
          <table:table-cell office:value-type="string" calcext:value-type="string">
            <text:p>RALT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/>
          <table:table-cell office:value-type="string" calcext:value-type="string">
            <text:p>RWIN</text:p>
          </table:table-cell>
          <table:table-cell/>
          <table:table-cell table:style-name="ce1" office:value-type="string" calcext:value-type="string">
            <text:p>IC6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]+1" office:value-type="float" office:value="79" calcext:value-type="float">
            <text:p>79</text:p>
          </table:table-cell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]+1" office:value-type="float" office:value="80" calcext:value-type="float">
            <text:p>80</text:p>
          </table:table-cell>
          <table:table-cell/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IC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/>
          <table:table-cell office:value-type="string" calcext:value-type="string">
            <text:p>JP Top Mid A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/>
          <table:table-cell office:value-type="string" calcext:value-type="string">
            <text:p>JP Top Mid B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/>
          <table:table-cell office:value-type="string" calcext:value-type="string">
            <text:p>JP Mid Mid A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/>
          <table:table-cell office:value-type="string" calcext:value-type="string">
            <text:p>JP Mid Mid B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/>
          <table:table-cell office:value-type="string" calcext:value-type="string">
            <text:p>JP Low Mid A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/>
          <table:table-cell office:value-type="string" calcext:value-type="string">
            <text:p>JP Low Mid B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/>
          <table:table-cell office:value-type="string" calcext:value-type="string">
            <text:p>Up Arrow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/>
          <table:table-cell office:value-type="string" calcext:value-type="string">
            <text:p>Left Arrow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92]+1" office:value-type="float" office:value="89" calcext:value-type="float">
            <text:p>89</text:p>
          </table:table-cell>
          <table:table-cell/>
          <table:table-cell office:value-type="string" calcext:value-type="string">
            <text:p>Right Arrow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/>
          <table:table-cell office:value-type="string" calcext:value-type="string">
            <text:p>Down Arrow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/>
          <table:table-cell office:value-type="string" calcext:value-type="string">
            <text:p>JP Top R A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/>
          <table:table-cell office:value-type="string" calcext:value-type="string">
            <text:p>JP Top R B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/>
          <table:table-cell office:value-type="string" calcext:value-type="string">
            <text:p>JP Top R C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/>
          <table:table-cell office:value-type="string" calcext:value-type="string">
            <text:p>Numlock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/>
          <table:table-cell office:value-type="string" calcext:value-type="string">
            <text:p>Num Slash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/>
          <table:table-cell office:value-type="string" calcext:value-type="string">
            <text:p>Num Ast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00]+1" office:value-type="float" office:value="97" calcext:value-type="float">
            <text:p>97</text:p>
          </table:table-cell>
          <table:table-cell/>
          <table:table-cell office:value-type="string" calcext:value-type="string">
            <text:p>Num Minus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/>
          <table:table-cell office:value-type="string" calcext:value-type="string">
            <text:p>Num 7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/>
          <table:table-cell office:value-type="string" calcext:value-type="string">
            <text:p>Num 8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0" calcext:value-type="float">
            <text:p>100</text:p>
          </table:table-cell>
          <table:table-cell/>
          <table:table-cell office:value-type="string" calcext:value-type="string">
            <text:p>Num 9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/>
          <table:table-cell office:value-type="string" calcext:value-type="string">
            <text:p>Num Add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2" calcext:value-type="float">
            <text:p>102</text:p>
          </table:table-cell>
          <table:table-cell/>
          <table:table-cell office:value-type="string" calcext:value-type="string">
            <text:p>Num 4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3" calcext:value-type="float">
            <text:p>103</text:p>
          </table:table-cell>
          <table:table-cell/>
          <table:table-cell office:value-type="string" calcext:value-type="string">
            <text:p>Num 5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4" calcext:value-type="float">
            <text:p>104</text:p>
          </table:table-cell>
          <table:table-cell/>
          <table:table-cell office:value-type="string" calcext:value-type="string">
            <text:p>Num 6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5" calcext:value-type="float">
            <text:p>105</text:p>
          </table:table-cell>
          <table:table-cell/>
          <table:table-cell office:value-type="string" calcext:value-type="string">
            <text:p>Num 1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09]+1" office:value-type="float" office:value="106" calcext:value-type="float">
            <text:p>106</text:p>
          </table:table-cell>
          <table:table-cell/>
          <table:table-cell office:value-type="string" calcext:value-type="string">
            <text:p>Num 2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10]+1" office:value-type="float" office:value="107" calcext:value-type="float">
            <text:p>107</text:p>
          </table:table-cell>
          <table:table-cell/>
          <table:table-cell office:value-type="string" calcext:value-type="string">
            <text:p>Num 3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11]+1" office:value-type="float" office:value="108" calcext:value-type="float">
            <text:p>108</text:p>
          </table:table-cell>
          <table:table-cell/>
          <table:table-cell office:value-type="string" calcext:value-type="string">
            <text:p>Num Ent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12]+1" office:value-type="float" office:value="109" calcext:value-type="float">
            <text:p>109</text:p>
          </table:table-cell>
          <table:table-cell/>
          <table:table-cell office:value-type="string" calcext:value-type="string">
            <text:p>Num 0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0" calcext:value-type="float">
            <text:p>110</text:p>
          </table:table-cell>
          <table:table-cell/>
          <table:table-cell office:value-type="string" calcext:value-type="string">
            <text:p>Num Dot</text:p>
          </table:table-cell>
          <table:table-cell/>
          <table:table-cell office:value-type="string" calcext:value-type="string">
            <text:p>IC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00-00-00</text:date>, <text:time style:data-style-name="N2" text:time-value="15:00:35.25673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5T19:31:43.341951938</meta:creation-date>
    <dc:date>2021-05-05T20:09:39.851818691</dc:date>
    <meta:editing-duration>PT18H21M43S</meta:editing-duration>
    <meta:editing-cycles>13</meta:editing-cycles>
    <meta:generator>LibreOffice/7.1.2.2$Linux_X86_64 LibreOffice_project/10$Build-2</meta:generator>
    <meta:document-statistic meta:table-count="1" meta:cell-count="965" meta:object-count="0"/>
  </office:meta>
</office:document-meta>
</file>